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a7074b"/>
    </style:style>
    <style:style style:name="ce12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2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2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2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2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2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2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2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2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2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2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2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2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2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2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2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languageprofile/{id}</text:p>
          </table:table-cell>
          <table:table-cell table:style-name="ce2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languageprofile/schema</text:p>
          </table:table-cell>
          <table:table-cell table:style-name="ce2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2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2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2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2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2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2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2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2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2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2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name</text:p>
          </table:table-cell>
          <table:table-cell table:style-name="ce2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</text:p>
          </table:table-cell>
          <table:table-cell table:style-name="ce2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/since</text:p>
          </table:table-cell>
          <table:table-cell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/failed/{id}</text:p>
          </table:table-cell>
          <table:table-cell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manualimport</text:p>
          </table:table-cell>
          <table:table-cell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config/naming/examples</text:p>
          </table:table-cell>
          <table:table-cell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</text:p>
          </table:table-cell>
          <table:table-cell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profile</text:p>
          </table:table-cell>
          <table:table-cell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profile/{id}</text:p>
          </table:table-cell>
          <table:table-cell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/push</text:p>
          </table:table-cell>
          <table:table-cell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{id}</text:p>
          </table:table-cell>
          <table:table-cell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bulk</text:p>
          </table:table-cell>
          <table:table-cell/>
          <table:table-cell table:style-name="ce11"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</text:p>
          </table:table-cell>
          <table:table-cell/>
          <table:table-cell table:style-name="ce11"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grab/{id}</text:p>
          </table:table-cell>
          <table:table-cell/>
          <table:table-cell table:style-name="ce11"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grab/bulk</text:p>
          </table:table-cell>
          <table:table-cell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details</text:p>
          </table:table-cell>
          <table:table-cell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status</text:p>
          </table:table-cell>
          <table:table-cell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08:20:48.836038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9T12:23:48.462712656</dc:date>
    <meta:editing-duration>PT19H34M58S</meta:editing-duration>
    <meta:editing-cycles>55</meta:editing-cycles>
    <meta:generator>LibreOffice/25.2.4.3$Linux_X86_64 LibreOffice_project/33e196637044ead23f5c3226cde09b47731f7e27</meta:generator>
    <meta:document-statistic meta:table-count="1" meta:cell-count="211" meta:object-count="0"/>
  </office:meta>
</office:document-meta>
</file>